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A message from the sports director Mr. Mahinda</text:span></text:h>
      <text:p text:style-name="Text_20_body"> </text:p>
      <text:p text:style-name="Text_20_body">The school is a participant in the national sports festival. The following games are offered at the school: athletics, badminton, basketball, football (soccer), handball, hockey, lawn tennis, rugby football, swimming and table tennis.</text:p>
      <text:p text:style-name="Text_20_body">The school has three basketball courts, two football pitches, two hockey pitches, a swimming pool, a handball field, an athletics track and a gymnasium with table tennis table.The school’s routine includes a games period every weekday from 16:15hrs to 17:40hrs. On Tuesdays the program is suspended for clubs’ and societies’ meetings. There are inter-house sports competitions spread across the three school terms.During the second school term, a mini Olympics is held in the school. During this event, the nine houses compete against each other in track and field events. The winning house receives the Standards Trophy and gets to feast on a bull during the end of term school dinner.There is also a compulsory cross-country jog on the first weekend of the school term.</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21:16:02.820314470</meta:creation-date>
    <dc:date>2022-04-18T22:53:17.729840241</dc:date>
    <meta:editing-duration>PT3M17S</meta:editing-duration>
    <meta:editing-cycles>2</meta:editing-cycles>
    <meta:generator>LibreOffice/6.4.7.2$Linux_X86_64 LibreOffice_project/40$Build-2</meta:generator>
    <meta:document-statistic meta:table-count="0" meta:image-count="0" meta:object-count="0" meta:page-count="1" meta:paragraph-count="4" meta:word-count="165" meta:character-count="1052" meta:non-whitespace-character-count="889"/>
  </office:meta>
</office:document-meta>
</file>